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cm" draw:marker-end-width="0.2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Fine_20_Dashed" svg:stroke-width="0.025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fill="solid" draw:fill-color="#c0c0c0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dash" draw:stroke-dash="Fine_20_Dashed" svg:stroke-width="0.025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fill="none" draw:fill-color="#ffffff" fo:min-height="0.345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end="Arrow" draw:marker-end-width="0.12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51cm" svg:height="1.057cm" svg:x="3.759cm" svg:y="5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135cm" svg:height="0.826cm" svg:x="4.1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5cm" svg:height="0.992cm" svg:x="5.996cm" svg:y="4.813cm">
            <text:p/>
            <draw:enhanced-geometry svg:viewBox="0 0 88 21600" draw:glue-points="44 ?f6 44 0 0 10800 44 21600 88 10800" draw:text-areas="0 ?f6 88 ?f3" draw:type="can" draw:modifiers="1619.3624557260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4.851cm" svg:height="1.057cm" svg:x="3.756cm" svg:y="3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135cm" svg:height="0.826cm" svg:x="4.137cm" svg:y="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5cm" svg:height="0.992cm" svg:x="5.997cm" svg:y="3.413cm">
            <text:p/>
            <draw:enhanced-geometry svg:viewBox="0 0 88 21600" draw:glue-points="44 ?f6 44 0 0 10800 44 21600 88 10800" draw:text-areas="0 ?f6 88 ?f3" draw:type="can" draw:modifiers="1619.3624557260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4.851cm" svg:height="1.057cm" svg:x="3.757cm" svg:y="2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135cm" svg:height="0.826cm" svg:x="4.138cm" svg:y="2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5cm" svg:height="0.992cm" svg:x="5.998cm" svg:y="2.013cm">
            <text:p/>
            <draw:enhanced-geometry svg:viewBox="0 0 88 21600" draw:glue-points="44 ?f6 44 0 0 10800 44 21600 88 10800" draw:text-areas="0 ?f6 88 ?f3" draw:type="can" draw:modifiers="1619.3624557260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4.851cm" svg:height="1.057cm" svg:x="3.758cm" svg:y="1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135cm" svg:height="0.826cm" svg:x="4.139cm" svg:y="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4cm" svg:height="0.127cm" svg:x="6.024cm" svg:y="1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5" draw:text-style-name="P1" draw:layer="layout" svg:width="0.612cm" svg:height="0.602cm" draw:transform="rotate (2.27433854827338) translate (6.17744114715375cm 1.55837987733907cm)" svg:viewBox="0 0 613 603" draw:points="25,7405 613,7428 369,7723 115,8008 0,7441">
            <text:p/>
          </draw:polygon>
          <draw:line draw:style-name="gr6" draw:text-style-name="P1" draw:layer="layout" svg:x1="8.277cm" svg:y1="1.903cm" svg:x2="8.277cm" svg:y2="3.011cm">
            <text:p/>
          </draw:line>
          <draw:line draw:style-name="gr6" draw:text-style-name="P1" draw:layer="layout" svg:x1="8.277cm" svg:y1="4.703cm" svg:x2="8.277cm" svg:y2="5.811cm">
            <text:p/>
          </draw:line>
          <draw:line draw:style-name="gr6" draw:text-style-name="P1" draw:layer="layout" svg:x1="8.277cm" svg:y1="3.291cm" svg:x2="8.277cm" svg:y2="4.399cm">
            <text:p/>
          </draw:line>
          <draw:line draw:style-name="gr6" draw:text-style-name="P1" draw:layer="layout" svg:x1="4.119cm" svg:y1="1.903cm" svg:x2="4.119cm" svg:y2="3.011cm">
            <text:p/>
          </draw:line>
          <draw:line draw:style-name="gr6" draw:text-style-name="P1" draw:layer="layout" svg:x1="4.119cm" svg:y1="4.703cm" svg:x2="4.119cm" svg:y2="5.811cm">
            <text:p/>
          </draw:line>
          <draw:line draw:style-name="gr6" draw:text-style-name="P1" draw:layer="layout" svg:x1="4.119cm" svg:y1="3.291cm" svg:x2="4.119cm" svg:y2="4.399cm">
            <text:p/>
          </draw:line>
          <draw:line draw:style-name="gr7" draw:text-style-name="P1" draw:layer="layout" svg:x1="8.766cm" svg:y1="1.613cm" svg:x2="9.162cm" svg:y2="1.613cm">
            <text:p/>
          </draw:line>
          <draw:frame draw:style-name="gr8" draw:text-style-name="P2" draw:layer="layout" svg:width="2.263cm" svg:height="0.762cm" svg:x="9.038cm" svg:y="1.24cm">
            <draw:text-box>
              <text:p text:style-name="P2">Platter 1</text:p>
            </draw:text-box>
          </draw:frame>
          <draw:line draw:style-name="gr7" draw:text-style-name="P1" draw:layer="layout" svg:x1="8.767cm" svg:y1="3.013cm" svg:x2="9.163cm" svg:y2="3.013cm">
            <text:p/>
          </draw:line>
          <draw:frame draw:style-name="gr8" draw:text-style-name="P2" draw:layer="layout" svg:width="2.263cm" svg:height="0.762cm" svg:x="9.039cm" svg:y="2.64cm">
            <draw:text-box>
              <text:p text:style-name="P2">Platter 2</text:p>
            </draw:text-box>
          </draw:frame>
          <draw:line draw:style-name="gr7" draw:text-style-name="P1" draw:layer="layout" svg:x1="8.768cm" svg:y1="4.413cm" svg:x2="9.164cm" svg:y2="4.413cm">
            <text:p/>
          </draw:line>
          <draw:frame draw:style-name="gr8" draw:text-style-name="P2" draw:layer="layout" svg:width="2.263cm" svg:height="0.762cm" svg:x="9.04cm" svg:y="4.04cm">
            <draw:text-box>
              <text:p text:style-name="P2">Platter 3</text:p>
            </draw:text-box>
          </draw:frame>
          <draw:line draw:style-name="gr7" draw:text-style-name="P1" draw:layer="layout" svg:x1="8.769cm" svg:y1="5.813cm" svg:x2="9.165cm" svg:y2="5.813cm">
            <text:p/>
          </draw:line>
          <draw:frame draw:style-name="gr8" draw:text-style-name="P2" draw:layer="layout" svg:width="2.263cm" svg:height="0.762cm" svg:x="9.041cm" svg:y="5.44cm">
            <draw:text-box>
              <text:p text:style-name="P2">Platter 4</text:p>
            </draw:text-box>
          </draw:frame>
          <draw:frame draw:style-name="gr8" draw:text-style-name="P2" draw:layer="layout" svg:width="2.263cm" svg:height="0.762cm" svg:x="5.241cm" svg:y="0cm">
            <draw:text-box>
              <text:p text:style-name="P2">Sector</text:p>
            </draw:text-box>
          </draw:frame>
          <draw:line draw:style-name="gr7" draw:text-style-name="P1" draw:layer="layout" svg:x1="6.168cm" svg:y1="1.26cm" svg:x2="6.168cm" svg:y2="0.6cm">
            <text:p/>
          </draw:line>
          <draw:frame draw:style-name="gr8" draw:text-style-name="P2" draw:layer="layout" svg:width="2.263cm" svg:height="0.762cm" svg:x="0cm" svg:y="3.363cm">
            <draw:text-box>
              <text:p text:style-name="P2">Track X</text:p>
            </draw:text-box>
          </draw:frame>
          <draw:line draw:style-name="gr9" draw:text-style-name="P3" draw:layer="layout" svg:x1="1.764cm" svg:y1="3.676cm" svg:x2="4.117cm" svg:y2="1.663cm">
            <text:p/>
          </draw:line>
          <draw:line draw:style-name="gr9" draw:text-style-name="P3" draw:layer="layout" svg:x1="1.765cm" svg:y1="3.677cm" svg:x2="4.132cm" svg:y2="3.051cm">
            <text:p/>
          </draw:line>
          <draw:line draw:style-name="gr9" draw:text-style-name="P3" draw:layer="layout" svg:x1="1.766cm" svg:y1="3.677cm" svg:x2="4.088cm" svg:y2="4.42cm">
            <text:p/>
          </draw:line>
          <draw:line draw:style-name="gr9" draw:text-style-name="P3" draw:layer="layout" svg:x1="1.766cm" svg:y1="3.678cm" svg:x2="4.098cm" svg:y2="5.781cm">
            <text:p/>
          </draw:line>
          <draw:frame draw:style-name="gr8" draw:text-style-name="P2" draw:layer="layout" svg:width="2.529cm" svg:height="0.762cm" svg:x="3.001cm" svg:y="6.363cm">
            <draw:text-box>
              <text:p text:style-name="P2">Cylinder X</text:p>
            </draw:text-box>
          </draw:frame>
          <draw:line draw:style-name="gr9" draw:text-style-name="P3" draw:layer="layout" svg:x1="5.366cm" svg:y1="6.679cm" svg:x2="8.176cm" svg:y2="5.1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203cm" draw:dots2="1" draw:dots2-length="0.203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303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6-10T20:31:09</meta:creation-date>
    <dc:date>2015-06-10T21:07:30</dc:date>
    <meta:editing-duration>PT00H04M56S</meta:editing-duration>
    <meta:editing-cycles>1</meta:editing-cycles>
    <meta:document-statistic meta:object-count="37"/>
    <meta:generator>NeoOffice/3.4.1$Unix OpenOffice.org_project/Patch 15</meta:generator>
  </office:meta>
</office:document-meta>
</file>